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Initials O" svg:font-family="'Linux Libertine Initials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cm" fo:min-width="0.889cm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 fo:min-height="0.574cm" fo:min-width="0.23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cm"/>
    </style:style>
    <style:style style:name="gr6" style:family="graphic" style:parent-style-name="standard">
      <style:graphic-properties draw:textarea-horizontal-align="justify" draw:textarea-vertical-align="middle" draw:auto-grow-height="false" fo:min-height="1.108cm" fo:min-width="0.71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7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9cm"/>
    </style:style>
    <style:style style:name="gr13" style:family="graphic" style:parent-style-name="standard">
      <style:graphic-properties draw:textarea-horizontal-align="justify" draw:textarea-vertical-align="middle" draw:auto-grow-height="false" fo:min-height="0.914cm" fo:min-width="0.542cm"/>
    </style:style>
    <style:style style:name="gr14" style:family="graphic" style:parent-style-name="standard">
      <style:graphic-properties draw:textarea-horizontal-align="justify" draw:textarea-vertical-align="middle" draw:auto-grow-height="false" fo:min-height="1.011cm" fo:min-width="0.628cm"/>
    </style:style>
    <style:style style:name="gr15" style:family="graphic" style:parent-style-name="standard">
      <style:graphic-properties draw:marker-start="Arrow" draw:marker-start-width="0.3cm" draw:fill="solid" draw:fill-color="#3465a4" draw:textarea-vertical-align="middle"/>
    </style:style>
    <style:style style:name="gr16" style:family="graphic" style:parent-style-name="standard">
      <style:graphic-properties draw:marker-start="Arrow" draw:marker-start-width="0.3cm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496cm" fo:min-width="1.0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73cm"/>
    </style:style>
    <style:style style:name="gr19" style:family="graphic" style:parent-style-name="standard">
      <style:graphic-properties draw:textarea-horizontal-align="justify" draw:textarea-vertical-align="middle" draw:auto-grow-height="false" fo:min-height="0.23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6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5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47cm"/>
    </style:style>
    <style:style style:name="gr24" style:family="graphic" style:parent-style-name="standard">
      <style:graphic-properties draw:textarea-horizontal-align="justify" draw:textarea-vertical-align="middle" draw:auto-grow-height="false" fo:min-height="0.093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6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9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1.69cm" fo:min-width="1.23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3cm"/>
    </style:style>
    <style:style style:name="gr31" style:family="graphic" style:parent-style-name="standard">
      <style:graphic-properties draw:textarea-horizontal-align="justify" draw:textarea-vertical-align="middle" draw:auto-grow-height="false" fo:min-height="0.162cm" fo:min-width="0cm"/>
    </style:style>
    <style:style style:name="gr32" style:family="graphic" style:parent-style-name="standard">
      <style:graphic-properties draw:textarea-horizontal-align="justify" draw:textarea-vertical-align="middle" draw:auto-grow-height="false" fo:min-height="1.593cm" fo:min-width="1.14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1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2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1.539cm"/>
    </style:style>
    <style:style style:name="gr38" style:family="graphic" style:parent-style-name="standard">
      <style:graphic-properties draw:textarea-horizontal-align="justify" draw:textarea-vertical-align="middle" draw:auto-grow-height="false" fo:min-height="1.168cm" fo:min-width="0.755cm"/>
    </style:style>
    <style:style style:name="gr39" style:family="graphic" style:parent-style-name="standard">
      <style:graphic-properties draw:textarea-vertical-align="middle"/>
    </style:style>
    <style:style style:name="gr40" style:family="graphic" style:parent-style-name="standard">
      <style:graphic-properties draw:fill-color="#579d1c" draw:textarea-horizontal-align="justify" draw:textarea-vertical-align="middle" draw:auto-grow-height="false" fo:min-height="0.944cm" fo:min-width="0.494cm"/>
    </style:style>
    <style:style style:name="gr41" style:family="graphic" style:parent-style-name="standard">
      <style:graphic-properties draw:fill-color="#579d1c" draw:textarea-horizontal-align="justify" draw:textarea-vertical-align="middle" draw:auto-grow-height="false" fo:min-height="0.764cm" fo:min-width="0.31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8cm"/>
    </style:style>
    <style:style style:name="gr43" style:family="graphic" style:parent-style-name="standard">
      <style:graphic-properties draw:fill-color="#579d1c" draw:textarea-horizontal-align="justify" draw:textarea-vertical-align="middle" draw:auto-grow-height="false" fo:min-height="0.392cm" fo:min-width="0cm"/>
    </style:style>
    <style:style style:name="gr44" style:family="graphic" style:parent-style-name="standard">
      <style:graphic-properties draw:fill-color="#579d1c" draw:textarea-horizontal-align="justify" draw:textarea-vertical-align="middle" draw:auto-grow-height="false" fo:min-height="1.611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9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9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87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</style:style>
    <style:style style:name="gr51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0.781cm"/>
    </style:style>
    <style:style style:name="gr54" style:family="graphic" style:parent-style-name="standard">
      <style:graphic-properties draw:fill-color="#009933" draw:textarea-horizontal-align="justify" draw:textarea-vertical-align="middle" draw:auto-grow-height="false" fo:min-height="0cm" fo:min-width="1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579d1c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3465a4"/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.5pt" style:font-size-asian="10.5pt" style:font-size-complex="10.5pt"/>
    </style:style>
    <style:style style:name="P9" style:family="paragraph">
      <loext:graphic-properties draw:fill="none" draw:fill-color="#ffffff"/>
      <style:text-properties style:font-name="Linux Libertine Initials O" fo:font-size="9pt" style:font-size-asian="9pt" style:font-size-complex="9pt"/>
    </style:style>
    <style:style style:name="P10" style:family="paragraph">
      <loext:graphic-properties draw:fill-color="#579d1c"/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009933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style:font-name="Linux Libertine Initials O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.389cm" svg:height="1.94cm" svg:x="18.245cm" svg:y="14.785cm">
          <text:p text:style-name="P1"><text:span text:style-name="T1">ClarkePar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42cm" svg:height="1.164cm" svg:x="22.4cm" svg:y="14.8cm">
          <text:p text:style-name="P1"><text:span text:style-name="T1"><text:s text:c="16"/></text:span><text:span text:style-name="T1">Induction mo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2.5cm" svg:y1="15.1cm" svg:x2="19.664cm" svg:y2="15.1cm">
          <text:p/>
        </draw:line>
        <draw:frame draw:style-name="gr4" draw:text-style-name="P5" draw:layer="layout" svg:width="0.773cm" svg:height="0.645cm" svg:x="20.1cm" svg:y="14.6cm">
          <draw:text-box>
            <text:p><text:span text:style-name="T1">ia</text:span></text:p>
          </draw:text-box>
        </draw:frame>
        <draw:frame draw:style-name="gr5" draw:text-style-name="P5" draw:layer="layout" svg:width="1.06cm" svg:height="0.645cm" svg:x="17.213cm" svg:y="15.367cm">
          <draw:text-box>
            <text:p><text:span text:style-name="T1">Idq</text:span></text:p>
          </draw:text-box>
        </draw:frame>
        <draw:custom-shape draw:style-name="gr6" draw:text-style-name="P1" xml:id="id1" draw:id="id1" draw:layer="layout" svg:width="1.215cm" svg:height="1.358cm" svg:x="14.802cm" svg:y="15.949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5.4cm" svg:y1="14.2cm" svg:x2="18.591cm" svg:y2="14.203cm">
          <text:p/>
        </draw:line>
        <draw:frame draw:style-name="gr8" draw:text-style-name="P5" draw:layer="layout" svg:width="3.174cm" svg:height="0.645cm" svg:x="17.464cm" svg:y="12.7cm">
          <draw:text-box>
            <text:p><text:span text:style-name="T1">Rotor flux angle</text:span></text:p>
          </draw:text-box>
        </draw:frame>
        <draw:line draw:style-name="gr3" draw:text-style-name="P4" draw:layer="layout" svg:x1="18.592cm" svg:y1="14.203cm" svg:x2="18.592cm" svg:y2="15.076cm">
          <text:p/>
        </draw:line>
        <draw:line draw:style-name="gr3" draw:text-style-name="P4" draw:layer="layout" svg:x1="18.245cm" svg:y1="16.046cm" svg:x2="15.9cm" svg:y2="16.1cm">
          <text:p/>
        </draw:line>
        <draw:frame draw:style-name="gr9" draw:text-style-name="P5" draw:layer="layout" svg:width="4.017cm" svg:height="0.645cm" svg:x="15.183cm" svg:y="17.855cm">
          <draw:text-box>
            <text:p><text:span text:style-name="T1">Rotor time constante</text:span></text:p>
          </draw:text-box>
        </draw:frame>
        <draw:line draw:style-name="gr3" draw:text-style-name="P6" draw:layer="layout" svg:x1="15.4cm" svg:y1="17.9cm" svg:x2="15.4cm" svg:y2="17.221cm">
          <text:p/>
        </draw:line>
        <draw:frame draw:style-name="gr10" draw:text-style-name="P5" draw:layer="layout" svg:width="3.668cm" svg:height="0.645cm" svg:x="16.8cm" svg:y="16.8cm">
          <draw:text-box>
            <text:p><text:span text:style-name="T1">Measurement time</text:span></text:p>
          </draw:text-box>
        </draw:frame>
        <draw:line draw:style-name="gr3" draw:text-style-name="P6" draw:layer="layout" svg:x1="17.041cm" svg:y1="17cm" svg:x2="16cm" svg:y2="17cm">
          <text:p/>
        </draw:line>
        <draw:line draw:style-name="gr3" draw:text-style-name="P6" xml:id="id5" draw:id="id5" draw:layer="layout" svg:x1="14.951cm" svg:y1="18.8cm" svg:x2="15cm" svg:y2="17.21cm">
          <text:p/>
        </draw:line>
        <draw:line draw:style-name="gr7" draw:text-style-name="P6" draw:layer="layout" svg:x1="17.984cm" svg:y1="16.046cm" svg:x2="17.984cm" svg:y2="14.785cm">
          <text:p/>
        </draw:line>
        <draw:frame draw:style-name="gr11" draw:text-style-name="P5" draw:layer="layout" svg:width="1.372cm" svg:height="0.645cm" svg:x="16.77cm" svg:y="14.349cm">
          <draw:text-box>
            <text:p><text:span text:style-name="T1">Idq.q</text:span></text:p>
          </draw:text-box>
        </draw:frame>
        <draw:frame draw:style-name="gr12" draw:text-style-name="P5" draw:layer="layout" svg:width="1.069cm" svg:height="0.645cm" svg:x="13.389cm" svg:y="15.279cm">
          <draw:text-box>
            <text:p><text:span text:style-name="T1">imr</text:span></text:p>
          </draw:text-box>
        </draw:frame>
        <draw:custom-shape draw:style-name="gr13" draw:text-style-name="P2" xml:id="id3" draw:id="id3" draw:layer="layout" svg:width="1.042cm" svg:height="1.164cm" svg:x="11.215cm" svg:y="11.002cm">
          <text:p text:style-name="P1"><text:span text:style-name="T1"><text:s text:c="17"/></text:span></text:p>
          <text:p text:style-name="P1"><text:span text:style-name="T1"/></text:p>
          <text:p text:style-name="P1"><text:span text:style-name="T1">Torque controlle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128cm" svg:height="1.261cm" svg:x="7.485cm" svg:y="11.002cm">
          <text:p text:style-name="P1"><text:span text:style-name="T1">Speed controller</text:span>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3.585cm" svg:y1="16.2cm" svg:x2="14.8cm" svg:y2="16.2cm">
          <text:p/>
        </draw:line>
        <draw:line draw:style-name="gr16" draw:text-style-name="P2" draw:layer="layout" svg:x1="16.596cm" svg:y1="14.785cm" svg:x2="17.984cm" svg:y2="14.785cm">
          <text:p/>
        </draw:line>
        <draw:custom-shape draw:style-name="gr17" draw:text-style-name="P2" draw:layer="layout" svg:width="1.562cm" svg:height="1.746cm" svg:x="15.294cm" svg:y="4.6cm">
          <text:p text:style-name="P1"><text:span text:style-name="T1"><text:s text:c="3"/></text:span></text:p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6.769cm" svg:y1="15.27cm" svg:x2="17.81cm" svg:y2="15.27cm">
          <text:p/>
        </draw:line>
        <draw:line draw:style-name="gr7" draw:text-style-name="P6" draw:layer="layout" svg:x1="17.898cm" svg:y1="16.046cm" svg:x2="17.811cm" svg:y2="15.27cm">
          <text:p/>
        </draw:line>
        <draw:frame draw:style-name="gr18" draw:text-style-name="P5" draw:layer="layout" svg:width="1.373cm" svg:height="0.645cm" svg:x="16.943cm" svg:y="14.834cm">
          <draw:text-box>
            <text:p><text:span text:style-name="T1">Idq.d</text:span></text:p>
          </draw:text-box>
        </draw:frame>
        <draw:custom-shape draw:style-name="gr19" draw:text-style-name="P2" draw:layer="layout" svg:width="0.608cm" svg:height="0.679cm" svg:x="13.2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13.5cm" svg:y1="6.867cm" svg:x2="13.5cm" svg:y2="5.8cm">
          <text:p/>
        </draw:line>
        <draw:frame draw:style-name="gr11" draw:text-style-name="P5" draw:layer="layout" svg:width="1.372cm" svg:height="0.645cm" svg:x="13.528cm" svg:y="6.355cm">
          <draw:text-box>
            <text:p><text:span text:style-name="T1">Idq.d</text:span></text:p>
          </draw:text-box>
        </draw:frame>
        <draw:frame draw:style-name="gr20" draw:text-style-name="P5" draw:layer="layout" svg:width="0.665cm" svg:height="0.645cm" svg:x="12.951cm" svg:y="6.201cm">
          <draw:text-box>
            <text:p><text:span text:style-name="T1">-</text:span></text:p>
          </draw:text-box>
        </draw:frame>
        <draw:frame draw:style-name="gr21" draw:text-style-name="P5" xml:id="id4" draw:id="id4" draw:layer="layout" svg:width="2.026cm" svg:height="0.727cm" svg:x="12.257cm" svg:y="4.649cm">
          <draw:text-box>
            <text:p><text:span text:style-name="T1">Idq.d_ref</text:span></text:p>
          </draw:text-box>
        </draw:frame>
        <draw:line draw:style-name="gr3" draw:text-style-name="P6" draw:layer="layout" svg:x1="13.819cm" svg:y1="5.376cm" svg:x2="15.207cm" svg:y2="5.376cm">
          <text:p/>
        </draw:line>
        <draw:frame draw:style-name="gr22" draw:text-style-name="P5" draw:layer="layout" svg:width="2.28cm" svg:height="0.727cm" svg:x="18.017cm" svg:y="10.573cm">
          <draw:text-box>
            <text:p><text:span text:style-name="T1">Idq.q (next)</text:span></text:p>
          </draw:text-box>
        </draw:frame>
        <draw:line draw:style-name="gr3" draw:text-style-name="P6" draw:layer="layout" svg:x1="4.1cm" svg:y1="11.487cm" svg:x2="6.096cm" svg:y2="11.487cm">
          <text:p/>
        </draw:line>
        <draw:frame draw:style-name="gr23" draw:text-style-name="P5" draw:layer="layout" svg:width="2.347cm" svg:height="0.645cm" svg:x="4.187cm" svg:y="10.905cm">
          <draw:text-box>
            <text:p><text:span text:style-name="T1">Omega_ref</text:span></text:p>
          </draw:text-box>
        </draw:frame>
        <draw:custom-shape draw:style-name="gr24" draw:text-style-name="P2" xml:id="id6" draw:id="id6" draw:layer="layout" svg:width="0.434cm" svg:height="0.485cm" svg:x="6.009cm" svg:y="11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666cm" svg:height="0.645cm" svg:x="5.662cm" svg:y="12.409cm">
          <draw:text-box>
            <text:p><text:span text:style-name="T1">-</text:span></text:p>
          </draw:text-box>
        </draw:frame>
        <draw:line draw:style-name="gr3" draw:text-style-name="P6" draw:layer="layout" svg:x1="6.443cm" svg:y1="11.487cm" svg:x2="7.658cm" svg:y2="11.487cm">
          <text:p/>
        </draw:line>
        <draw:custom-shape draw:style-name="gr24" draw:text-style-name="P2" draw:layer="layout" svg:width="0.434cm" svg:height="0.485cm" svg:x="10.087cm" svg:y="11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8.699cm" svg:y1="11.487cm" svg:x2="10.087cm" svg:y2="11.487cm">
          <text:p/>
        </draw:line>
        <draw:frame draw:style-name="gr26" draw:text-style-name="P5" draw:layer="layout" svg:width="1.695cm" svg:height="0.645cm" svg:x="8.624cm" svg:y="10.764cm">
          <draw:text-box>
            <text:p><text:span text:style-name="T1">t_c_ref</text:span></text:p>
          </draw:text-box>
        </draw:frame>
        <draw:line draw:style-name="gr3" draw:text-style-name="P6" draw:layer="layout" svg:x1="10.261cm" svg:y1="12.942cm" svg:x2="10.261cm" svg:y2="11.778cm">
          <text:p/>
        </draw:line>
        <draw:frame draw:style-name="gr25" draw:text-style-name="P5" draw:layer="layout" svg:width="0.666cm" svg:height="0.645cm" svg:x="9.566cm" svg:y="12.312cm">
          <draw:text-box>
            <text:p><text:span text:style-name="T1">-</text:span></text:p>
          </draw:text-box>
        </draw:frame>
        <draw:line draw:style-name="gr3" draw:text-style-name="P6" draw:layer="layout" svg:x1="10.5cm" svg:y1="11.5cm" svg:x2="11.194cm" svg:y2="11.5cm">
          <text:p/>
        </draw:line>
        <draw:frame draw:style-name="gr27" draw:text-style-name="P5" draw:layer="layout" svg:width="3.364cm" svg:height="1.039cm" svg:x="8.526cm" svg:y="13.185cm">
          <draw:text-box>
            <text:p><text:span text:style-name="T1">imr*3/2*np*Lm*Lm/Lr*Idq.q</text:span></text:p>
          </draw:text-box>
        </draw:frame>
        <draw:custom-shape draw:style-name="gr28" draw:text-style-name="P2" draw:layer="layout" svg:width="1.736cm" svg:height="1.94cm" svg:x="16.249cm" svg:y="7.898cm">
          <text:p text:style-name="P1"><text:span text:style-name="T1"><text:s text:c="8"/></text:span><text:span text:style-name="T1">Decoupling </text:span></text:p>
          <text:p text:style-name="P1"><text:span text:style-name="T1">calc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4.825cm" svg:y1="8.1cm" svg:x2="16.3cm" svg:y2="8.1cm">
          <text:p/>
        </draw:line>
        <draw:line draw:style-name="gr3" draw:text-style-name="P6" draw:layer="layout" svg:x1="14.86cm" svg:y1="8.771cm" svg:x2="16.335cm" svg:y2="8.771cm">
          <text:p/>
        </draw:line>
        <draw:line draw:style-name="gr3" draw:text-style-name="P6" draw:layer="layout" svg:x1="14.825cm" svg:y1="9.3cm" svg:x2="16.3cm" svg:y2="9.3cm">
          <text:p/>
        </draw:line>
        <draw:line draw:style-name="gr3" draw:text-style-name="P6" draw:layer="layout" svg:x1="14.947cm" svg:y1="9.838cm" svg:x2="16.249cm" svg:y2="9.838cm">
          <text:p/>
        </draw:line>
        <draw:frame draw:style-name="gr29" draw:text-style-name="P5" draw:layer="layout" svg:width="1.281cm" svg:height="0.645cm" svg:x="14.7cm" svg:y="7.555cm">
          <draw:text-box>
            <text:p><text:span text:style-name="T1">Idq.d</text:span></text:p>
          </draw:text-box>
        </draw:frame>
        <draw:frame draw:style-name="gr11" draw:text-style-name="P5" draw:layer="layout" svg:width="1.372cm" svg:height="0.645cm" svg:x="14.774cm" svg:y="8.286cm">
          <draw:text-box>
            <text:p><text:span text:style-name="T1">Idq.q</text:span></text:p>
          </draw:text-box>
        </draw:frame>
        <draw:frame draw:style-name="gr30" draw:text-style-name="P5" draw:layer="layout" svg:width="1.463cm" svg:height="0.645cm" svg:x="14.545cm" svg:y="9.3cm">
          <draw:text-box>
            <text:p><text:span text:style-name="T1"><text:s text:c="3"/></text:span><text:span text:style-name="T1">wmr</text:span></text:p>
          </draw:text-box>
        </draw:frame>
        <draw:custom-shape draw:style-name="gr24" draw:text-style-name="P2" draw:layer="layout" svg:width="0.434cm" svg:height="0.485cm" svg:x="19.113cm" svg:y="9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19.373cm" svg:y1="11.293cm" svg:x2="19.373cm" svg:y2="9.547cm">
          <text:p/>
        </draw:line>
        <draw:line draw:style-name="gr3" draw:text-style-name="P6" draw:layer="layout" svg:x1="17.984cm" svg:y1="9.353cm" svg:x2="19.112cm" svg:y2="9.353cm">
          <text:p/>
        </draw:line>
        <draw:custom-shape draw:style-name="gr31" draw:text-style-name="P2" draw:layer="layout" svg:width="0.521cm" svg:height="0.582cm" svg:x="19.026cm" svg:y="7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17.984cm" svg:y1="8.189cm" svg:x2="19.025cm" svg:y2="8.189cm">
          <text:p/>
        </draw:line>
        <draw:line draw:style-name="gr3" draw:text-style-name="P6" draw:layer="layout" svg:x1="19.199cm" svg:y1="5.376cm" svg:x2="19.199cm" svg:y2="7.898cm">
          <text:p/>
        </draw:line>
        <draw:line draw:style-name="gr7" draw:text-style-name="P6" draw:layer="layout" svg:x1="16.856cm" svg:y1="5.376cm" svg:x2="19.199cm" svg:y2="5.376cm">
          <text:p/>
        </draw:line>
        <draw:line draw:style-name="gr3" draw:text-style-name="P6" draw:layer="layout" svg:x1="19.72cm" svg:y1="8.092cm" svg:x2="20.848cm" svg:y2="8.092cm">
          <text:p/>
        </draw:line>
        <draw:line draw:style-name="gr3" draw:text-style-name="P6" draw:layer="layout" svg:x1="19.633cm" svg:y1="9.353cm" svg:x2="20.848cm" svg:y2="9.353cm">
          <text:p/>
        </draw:line>
        <draw:custom-shape draw:style-name="gr32" draw:text-style-name="P2" draw:layer="layout" svg:width="1.648cm" svg:height="1.843cm" svg:x="20.848cm" svg:y="7.704cm">
          <text:p text:style-name="P1"><text:span text:style-name="T1">invpark</text:span></text:p>
          <draw:enhanced-geometry svg:viewBox="0 0 21600 21600" draw:type="rectangle" draw:enhanced-path="M 0 0 L 21600 0 21600 21600 0 21600 0 0 Z N"/>
        </draw:custom-shape>
        <draw:line draw:style-name="gr3" draw:text-style-name="P6" xml:id="id2" draw:id="id2" draw:layer="layout" svg:x1="21.6cm" svg:y1="11.6cm" svg:x2="21.542cm" svg:y2="9.547cm">
          <text:p/>
        </draw:line>
        <draw:line draw:style-name="gr3" draw:text-style-name="P6" draw:layer="layout" svg:x1="22.236cm" svg:y1="8.189cm" svg:x2="23.624cm" svg:y2="8.189cm">
          <text:p/>
        </draw:line>
        <draw:line draw:style-name="gr3" draw:text-style-name="P6" draw:layer="layout" svg:x1="22.236cm" svg:y1="9.256cm" svg:x2="23.624cm" svg:y2="9.256cm">
          <text:p/>
        </draw:line>
        <draw:frame draw:style-name="gr33" draw:text-style-name="P5" draw:layer="layout" svg:width="1.713cm" svg:height="0.645cm" svg:x="22.496cm" svg:y="7.462cm">
          <draw:text-box>
            <text:p><text:span text:style-name="T1">v.alpha</text:span></text:p>
          </draw:text-box>
        </draw:frame>
        <draw:frame draw:style-name="gr34" draw:text-style-name="P5" draw:layer="layout" svg:width="1.527cm" svg:height="0.645cm" svg:x="22.4cm" svg:y="8.5cm">
          <draw:text-box>
            <text:p><text:span text:style-name="T1">v.beta</text:span></text:p>
          </draw:text-box>
        </draw:frame>
        <draw:line draw:style-name="gr3" draw:text-style-name="P4" draw:layer="layout" svg:x1="14.828cm" svg:y1="17.2cm" svg:x2="13.7cm" svg:y2="17.2cm">
          <text:p/>
        </draw:line>
        <draw:frame draw:style-name="gr35" draw:text-style-name="P5" draw:layer="layout" svg:width="1.772cm" svg:height="1.122cm" svg:x="13.228cm" svg:y="16.478cm">
          <draw:text-box>
            <text:p><text:span text:style-name="T1">wmr</text:span></text:p>
          </draw:text-box>
        </draw:frame>
        <draw:frame draw:style-name="gr36" draw:text-style-name="P5" draw:layer="layout" svg:width="2.661cm" svg:height="0.645cm" svg:x="22.1cm" svg:y="17.5cm">
          <draw:text-box>
            <text:p><text:span text:style-name="T1">Omega rotor</text:span></text:p>
          </draw:text-box>
        </draw:frame>
        <draw:frame draw:style-name="gr37" draw:text-style-name="P5" draw:layer="layout" svg:width="3.584cm" svg:height="1.2cm" svg:x="10.4cm" svg:y="7.2cm">
          <draw:text-box>
            <text:p><text:span text:style-name="T1">IDQ_d_</text:span></text:p>
            <text:p><text:span text:style-name="T1">LMA</text:span></text:p>
          </draw:text-box>
        </draw:frame>
        <draw:custom-shape draw:style-name="gr38" draw:text-style-name="P8" draw:layer="layout" svg:width="1.389cm" svg:height="1.552cm" svg:x="23.711cm" svg:y="7.995cm">
          <text:p text:style-name="P1"><text:span text:style-name="T2">SVPWM</text:span></text:p>
          <text:p text:style-name="P1"><text:span text:style-name="T2">cal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line-skew="-1.215cm" svg:x1="15.409cm" svg:y1="15.949cm" svg:x2="21.571cm" svg:y2="11.6cm" draw:start-shape="id1" draw:start-glue-point="0" draw:end-shape="id2" draw:end-glue-point="2" svg:d="M15409 15949v-3389h6162v-960" svg:viewBox="0 0 6163 4350">
          <text:p/>
        </draw:connector>
        <draw:custom-shape draw:style-name="gr40" draw:text-style-name="P3" draw:layer="layout" svg:width="1.1cm" svg:height="1.3cm" svg:x="22.4cm" svg:y="12.8cm">
          <text:p text:style-name="P1"><text:span text:style-name="T1">IGB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" draw:layer="layout" svg:width="0.9cm" svg:height="1.1cm" svg:x="25.9cm" svg:y="13cm">
          <text:p text:style-name="P1"><text:span text:style-name="T1">Batt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23.9cm" svg:y1="9.5cm" svg:x2="22.8cm" svg:y2="13cm">
          <text:p/>
        </draw:line>
        <draw:line draw:style-name="gr3" draw:text-style-name="P4" draw:layer="layout" svg:x1="24.1cm" svg:y1="9.6cm" svg:x2="23cm" svg:y2="13cm">
          <text:p/>
        </draw:line>
        <draw:line draw:style-name="gr3" draw:text-style-name="P4" draw:layer="layout" svg:x1="24.4cm" svg:y1="9.6cm" svg:x2="23.4cm" svg:y2="12.9cm">
          <text:p/>
        </draw:line>
        <draw:line draw:style-name="gr3" draw:text-style-name="P4" draw:layer="layout" svg:x1="22.4cm" svg:y1="15.5cm" svg:x2="19.6cm" svg:y2="15.5cm">
          <text:p/>
        </draw:line>
        <draw:line draw:style-name="gr3" draw:text-style-name="P4" draw:layer="layout" svg:x1="22.6cm" svg:y1="15.9cm" svg:x2="19.7cm" svg:y2="15.9cm">
          <text:p/>
        </draw:line>
        <draw:frame draw:style-name="gr42" draw:text-style-name="P9" draw:layer="layout" svg:width="2.3cm" svg:height="0.619cm" svg:x="20.1cm" svg:y="15.081cm">
          <draw:text-box>
            <text:p><text:span text:style-name="T3">ib</text:span></text:p>
          </draw:text-box>
        </draw:frame>
        <draw:custom-shape draw:style-name="gr43" draw:text-style-name="P10" draw:layer="layout" svg:width="0.1cm" svg:height="0.8cm" svg:x="22.5cm" svg:y="14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10" draw:layer="layout" svg:width="0.1cm" svg:height="0.8cm" svg:x="23.2cm" svg:y="14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10" draw:layer="layout" svg:width="0.1cm" svg:height="0.8cm" svg:x="22.9cm" svg:y="14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10" draw:layer="layout" svg:width="0.1cm" svg:height="2.599cm" draw:transform="rotate (1.57673044625168) translate (23.32cm 13.208cm)">
          <text:p/>
          <draw:enhanced-geometry svg:viewBox="0 0 21600 21600" draw:mirror-vertical="false" draw:text-areas="?f0 ?f8 ?f2 ?f9" draw:type="up-down-arrow" draw:modifiers="5087.4251497006 5804.595404595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10" draw:layer="layout" svg:width="0.1cm" svg:height="2.599cm" draw:transform="rotate (1.57673044625168) translate (23.401cm 13.815cm)">
          <text:p/>
          <draw:enhanced-geometry svg:viewBox="0 0 21600 21600" draw:mirror-vertical="false" draw:text-areas="?f0 ?f8 ?f2 ?f9" draw:type="up-down-arrow" draw:modifiers="5087.4251497006 5804.595404595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5" draw:text-style-name="P5" draw:layer="layout" svg:width="2.14cm" svg:height="0.645cm" svg:x="24cm" svg:y="10.7cm">
          <draw:text-box>
            <text:p><text:span text:style-name="T1">PWMa,b,c</text:span></text:p>
          </draw:text-box>
        </draw:frame>
        <draw:frame draw:style-name="gr46" draw:text-style-name="P11" draw:layer="layout" svg:width="1.099cm" svg:height="0.725cm" svg:x="19.5cm" svg:y="7.4cm">
          <draw:text-box>
            <text:p><text:span text:style-name="T4">V.d</text:span></text:p>
          </draw:text-box>
        </draw:frame>
        <draw:frame draw:style-name="gr47" draw:text-style-name="P11" draw:layer="layout" svg:width="1.095cm" svg:height="0.725cm" svg:x="19.5cm" svg:y="8.7cm">
          <draw:text-box>
            <text:p><text:span text:style-name="T4">V.q</text:span></text:p>
          </draw:text-box>
        </draw:frame>
        <draw:frame draw:style-name="gr48" draw:text-style-name="P5" draw:layer="layout" svg:width="6.374cm" svg:height="0.645cm" svg:x="15.327cm" svg:y="4.63cm">
          <draw:text-box>
            <text:p><text:span text:style-name="T1">Rotor current magnetization controller</text:span></text:p>
          </draw:text-box>
        </draw:frame>
        <draw:frame draw:style-name="gr49" draw:text-style-name="P12" draw:layer="layout" svg:width="2.28cm" svg:height="0.645cm" svg:x="18.318cm" svg:y="6.223cm">
          <draw:text-box>
            <text:p><text:span text:style-name="T1">Idq.d (next)</text:span></text:p>
          </draw:text-box>
        </draw:frame>
        <draw:connector draw:style-name="gr3" draw:text-style-name="P4" draw:layer="layout" draw:line-skew="-2.789cm" svg:x1="11.736cm" svg:y1="11.002cm" svg:x2="13.27cm" svg:y2="5.376cm" draw:start-shape="id3" draw:start-glue-point="0" draw:end-shape="id4" draw:end-glue-point="2" svg:d="M11736 11002v-5602h1534v-24" svg:viewBox="0 0 1535 5627">
          <text:p/>
        </draw:connector>
        <draw:frame draw:style-name="gr12" draw:text-style-name="P5" draw:layer="layout" svg:width="1.069cm" svg:height="0.645cm" svg:x="13.39cm" svg:y="15.28cm">
          <draw:text-box>
            <text:p><text:span text:style-name="T1">imr</text:span></text:p>
          </draw:text-box>
        </draw:frame>
        <draw:frame draw:style-name="gr12" draw:text-style-name="P5" draw:layer="layout" svg:width="1.069cm" svg:height="0.645cm" svg:x="14.9cm" svg:y="8.8cm">
          <draw:text-box>
            <text:p><text:span text:style-name="T1">imr</text:span></text:p>
          </draw:text-box>
        </draw:frame>
        <draw:connector draw:style-name="gr3" draw:text-style-name="P4" draw:layer="layout" svg:x1="14.975cm" svg:y1="18.8cm" svg:x2="6.226cm" svg:y2="11.778cm" draw:start-shape="id5" draw:start-glue-point="2" draw:end-shape="id6" draw:end-glue-point="8" svg:d="M14975 18800v501h-8749v-7523" svg:viewBox="0 0 8750 7524">
          <text:p/>
        </draw:connector>
        <draw:frame draw:style-name="gr50" draw:text-style-name="P5" draw:layer="layout" svg:width="0.756cm" svg:height="0.645cm" svg:x="20.1cm" svg:y="15.4cm">
          <draw:text-box>
            <text:p><text:span text:style-name="T1">ic</text:span></text:p>
          </draw:text-box>
        </draw:frame>
        <draw:custom-shape draw:style-name="gr51" draw:text-style-name="P2" draw:layer="layout" svg:width="0.4cm" svg:height="0.5cm" svg:x="13.5cm" svg:y="11.3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3cm" svg:y1="11.6cm" svg:x2="13.5cm" svg:y2="11.6cm">
          <text:p/>
        </draw:line>
        <draw:frame draw:style-name="gr27" draw:text-style-name="P5" draw:layer="layout" svg:width="1.404cm" svg:height="1.039cm" svg:x="12.208cm" svg:y="10.529cm">
          <draw:text-box>
            <text:p><text:span text:style-name="T1">Idq.q_ref</text:span></text:p>
          </draw:text-box>
        </draw:frame>
        <draw:line draw:style-name="gr3" draw:text-style-name="P4" draw:layer="layout" svg:x1="13.7cm" svg:y1="13.2cm" svg:x2="13.7cm" svg:y2="11.8cm">
          <text:p/>
        </draw:line>
        <draw:frame draw:style-name="gr52" draw:text-style-name="P12" draw:layer="layout" svg:width="0.714cm" svg:height="0.962cm" svg:x="13cm" svg:y="12.4cm">
          <draw:text-box>
            <text:p>-</text:p>
          </draw:text-box>
        </draw:frame>
        <draw:frame draw:style-name="gr53" draw:text-style-name="P12" draw:layer="layout" svg:width="1.281cm" svg:height="1.356cm" svg:x="12.8cm" svg:y="12.7cm">
          <draw:text-box>
            <text:p/>
            <text:p><text:span text:style-name="T1">Idq.q</text:span></text:p>
          </draw:text-box>
        </draw:frame>
        <draw:custom-shape draw:style-name="gr13" draw:text-style-name="P2" draw:layer="layout" svg:width="1.042cm" svg:height="1.164cm" svg:x="14.958cm" svg:y="10.9cm">
          <text:p text:style-name="P1"><text:span text:style-name="T1"><text:s text:c="17"/></text:span></text:p>
          <text:p text:style-name="P1"><text:span text:style-name="T1"/></text:p>
          <text:p text:style-name="P1"><text:span text:style-name="T1">Idq.q current controll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3.9cm" svg:y1="11.5cm" svg:x2="15cm" svg:y2="11.5cm">
          <text:p/>
        </draw:line>
        <draw:line draw:style-name="gr7" draw:text-style-name="P4" draw:layer="layout" svg:x1="16cm" svg:y1="11.4cm" svg:x2="19.4cm" svg:y2="11.3cm">
          <text:p/>
        </draw:line>
        <draw:custom-shape draw:style-name="gr54" draw:text-style-name="P13" draw:layer="layout" svg:width="1.9cm" svg:height="0.2cm" draw:transform="rotate (-0.785398163397449) translate (23.105cm 15.435cm)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23.7cm" svg:y1="16.3cm" svg:x2="23.7cm" svg:y2="19.2cm">
          <text:p/>
        </draw:line>
        <draw:line draw:style-name="gr7" draw:text-style-name="P4" draw:layer="layout" svg:x1="15cm" svg:y1="19.3cm" svg:x2="23.7cm" svg:y2="1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Libertine Initials O" svg:font-family="'Linux Libertine Initials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11:39:10.665718812</meta:creation-date>
    <dc:date>2019-12-10T18:22:33.567607736</dc:date>
    <meta:editing-duration>P2DT1H36M10S</meta:editing-duration>
    <meta:editing-cycles>21</meta:editing-cycles>
    <meta:generator>LibreOffice/5.2.7.2$Linux_X86_64 LibreOffice_project/20m0$Build-2</meta:generator>
    <meta:document-statistic meta:object-count="109"/>
  </office:meta>
</office:document-meta>
</file>